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5f16b" officeooo:paragraph-rsid="0015f16b"/>
    </style:style>
    <style:style style:name="P2" style:family="paragraph" style:parent-style-name="Standard">
      <style:text-properties style:font-name="Arial" officeooo:rsid="0015f16b" officeooo:paragraph-rsid="001a3a37"/>
    </style:style>
    <style:style style:name="P3" style:family="paragraph" style:parent-style-name="Standard">
      <style:text-properties style:font-name="Arial" officeooo:rsid="0015f16b" officeooo:paragraph-rsid="002a112c"/>
    </style:style>
    <style:style style:name="P4" style:family="paragraph" style:parent-style-name="Standard">
      <style:text-properties style:font-name="Arial" officeooo:rsid="0015f16b" officeooo:paragraph-rsid="002b484a"/>
    </style:style>
    <style:style style:name="P5" style:family="paragraph" style:parent-style-name="Standard">
      <style:text-properties style:font-name="Arial" officeooo:rsid="0015f16b" officeooo:paragraph-rsid="003606da"/>
    </style:style>
    <style:style style:name="P6" style:family="paragraph" style:parent-style-name="Standard">
      <style:text-properties style:font-name="Arial" officeooo:rsid="0015f16b" officeooo:paragraph-rsid="0037de0b"/>
    </style:style>
    <style:style style:name="P7" style:family="paragraph" style:parent-style-name="Standard">
      <style:text-properties style:font-name="Arial" officeooo:rsid="0015f16b" officeooo:paragraph-rsid="00382d18"/>
    </style:style>
    <style:style style:name="P8" style:family="paragraph" style:parent-style-name="Standard">
      <style:text-properties style:font-name="Arial" officeooo:rsid="0015f16b" officeooo:paragraph-rsid="003a9dbf"/>
    </style:style>
    <style:style style:name="P9" style:family="paragraph" style:parent-style-name="Standard">
      <style:text-properties style:font-name="Arial" officeooo:rsid="0015f16b" officeooo:paragraph-rsid="003d76d1"/>
    </style:style>
    <style:style style:name="P10" style:family="paragraph" style:parent-style-name="Standard">
      <style:text-properties style:font-name="Arial" officeooo:rsid="0015f16b" officeooo:paragraph-rsid="004326b1"/>
    </style:style>
    <style:style style:name="P11" style:family="paragraph" style:parent-style-name="Standard">
      <style:text-properties style:font-name="Arial" officeooo:rsid="0015f9cc" officeooo:paragraph-rsid="0015f9cc"/>
    </style:style>
    <style:style style:name="P12" style:family="paragraph" style:parent-style-name="Standard">
      <style:text-properties style:font-name="Arial" officeooo:rsid="001da2e4" officeooo:paragraph-rsid="001da2e4"/>
    </style:style>
    <style:style style:name="P13" style:family="paragraph" style:parent-style-name="Standard">
      <style:text-properties style:font-name="Arial" officeooo:rsid="001da2e4" officeooo:paragraph-rsid="003bd101"/>
    </style:style>
    <style:style style:name="P14" style:family="paragraph" style:parent-style-name="Standard">
      <style:text-properties style:font-name="Arial" officeooo:rsid="001e140b" officeooo:paragraph-rsid="001e140b"/>
    </style:style>
    <style:style style:name="P15" style:family="paragraph" style:parent-style-name="Standard">
      <style:text-properties style:font-name="Arial" officeooo:rsid="001e140b" officeooo:paragraph-rsid="003bd101"/>
    </style:style>
    <style:style style:name="P16" style:family="paragraph" style:parent-style-name="Standard">
      <style:text-properties style:font-name="Arial" officeooo:rsid="001e140b" officeooo:paragraph-rsid="003d76d1"/>
    </style:style>
    <style:style style:name="P17" style:family="paragraph" style:parent-style-name="Standard">
      <style:text-properties style:font-name="Arial" officeooo:rsid="001f4648" officeooo:paragraph-rsid="001f4648"/>
    </style:style>
    <style:style style:name="P18" style:family="paragraph" style:parent-style-name="Standard">
      <style:text-properties style:font-name="Arial" officeooo:rsid="001f4648" officeooo:paragraph-rsid="003d76d1"/>
    </style:style>
    <style:style style:name="P19" style:family="paragraph" style:parent-style-name="Standard">
      <style:text-properties style:font-name="Arial" officeooo:rsid="0020d3b9" officeooo:paragraph-rsid="0020d3b9"/>
    </style:style>
    <style:style style:name="P20" style:family="paragraph" style:parent-style-name="Standard">
      <style:text-properties style:font-name="Arial" officeooo:rsid="0020d3b9" officeooo:paragraph-rsid="003d76d1"/>
    </style:style>
    <style:style style:name="P21" style:family="paragraph" style:parent-style-name="Standard">
      <style:text-properties style:font-name="Arial" officeooo:rsid="0022193c" officeooo:paragraph-rsid="0022193c"/>
    </style:style>
    <style:style style:name="P22" style:family="paragraph" style:parent-style-name="Standard">
      <style:text-properties style:font-name="Arial" officeooo:rsid="0022193c" officeooo:paragraph-rsid="003d76d1"/>
    </style:style>
    <style:style style:name="P23" style:family="paragraph" style:parent-style-name="Standard">
      <style:text-properties style:font-name="Arial" officeooo:rsid="002bcf0a" officeooo:paragraph-rsid="002bcf0a"/>
    </style:style>
    <style:style style:name="P24" style:family="paragraph" style:parent-style-name="Standard">
      <style:text-properties style:font-name="Arial" officeooo:rsid="002a112c" officeooo:paragraph-rsid="002b484a"/>
    </style:style>
    <style:style style:name="P25" style:family="paragraph" style:parent-style-name="Standard">
      <style:text-properties style:font-name="Arial" officeooo:rsid="00361f8c" officeooo:paragraph-rsid="00361f8c"/>
    </style:style>
    <style:style style:name="P26" style:family="paragraph" style:parent-style-name="Standard">
      <style:text-properties style:font-name="Arial" officeooo:rsid="0009e0cb" officeooo:paragraph-rsid="003606da"/>
    </style:style>
    <style:style style:name="P27" style:family="paragraph" style:parent-style-name="Standard">
      <style:text-properties style:font-name="Arial" officeooo:rsid="0006fb41" officeooo:paragraph-rsid="003606da"/>
    </style:style>
    <style:style style:name="P28" style:family="paragraph" style:parent-style-name="Standard">
      <style:text-properties style:font-name="Arial" officeooo:rsid="00300af1" officeooo:paragraph-rsid="00393056"/>
    </style:style>
    <style:style style:name="P29" style:family="paragraph" style:parent-style-name="Standard">
      <style:text-properties style:font-name="Arial" officeooo:rsid="00300af1" officeooo:paragraph-rsid="003a69d0"/>
    </style:style>
    <style:style style:name="P30" style:family="paragraph" style:parent-style-name="Standard">
      <style:text-properties style:font-name="Arial" officeooo:rsid="00300af1" officeooo:paragraph-rsid="003a6348"/>
    </style:style>
    <style:style style:name="P31" style:family="paragraph" style:parent-style-name="Standard">
      <style:text-properties style:font-name="Arial" officeooo:rsid="00300af1" officeooo:paragraph-rsid="0042f0f8"/>
    </style:style>
    <style:style style:name="P32" style:family="paragraph" style:parent-style-name="Standard">
      <style:text-properties style:font-name="Arial" officeooo:rsid="00300af1" officeooo:paragraph-rsid="004326b1"/>
    </style:style>
    <style:style style:name="P33" style:family="paragraph" style:parent-style-name="Standard">
      <style:text-properties style:font-name="Arial" officeooo:rsid="003effa6" officeooo:paragraph-rsid="003effa6"/>
    </style:style>
    <style:style style:name="P34" style:family="paragraph" style:parent-style-name="Standard">
      <style:text-properties style:font-name="Arial" officeooo:rsid="00414f48" officeooo:paragraph-rsid="00414f48"/>
    </style:style>
    <style:style style:name="P35" style:family="paragraph" style:parent-style-name="Standard">
      <style:text-properties style:font-name="Arial" officeooo:rsid="0031e2a9" officeooo:paragraph-rsid="00393056"/>
    </style:style>
    <style:style style:name="P36" style:family="paragraph" style:parent-style-name="Standard">
      <style:text-properties style:font-name="Arial" officeooo:rsid="0031e2a9" officeooo:paragraph-rsid="0043521a"/>
    </style:style>
    <style:style style:name="P37" style:family="paragraph" style:parent-style-name="Standard">
      <style:text-properties style:font-name="Arial" officeooo:rsid="001a7b59" officeooo:paragraph-rsid="003a69d0"/>
    </style:style>
    <style:style style:name="P38" style:family="paragraph" style:parent-style-name="Standard">
      <style:text-properties style:font-name="Arial" officeooo:rsid="001a7b59" officeooo:paragraph-rsid="0043521a"/>
    </style:style>
    <style:style style:name="P39" style:family="paragraph" style:parent-style-name="Standard">
      <style:text-properties style:font-name="Arial" officeooo:rsid="001a7b59" officeooo:paragraph-rsid="00471c8f"/>
    </style:style>
    <style:style style:name="P40" style:family="paragraph" style:parent-style-name="Standard">
      <style:text-properties style:font-name="Arial" officeooo:rsid="001a7b59" officeooo:paragraph-rsid="00490e9b"/>
    </style:style>
    <style:style style:name="P41" style:family="paragraph" style:parent-style-name="Standard">
      <style:text-properties style:font-name="Arial" officeooo:rsid="0034837f" officeooo:paragraph-rsid="003a69d0"/>
    </style:style>
    <style:style style:name="P42" style:family="paragraph" style:parent-style-name="Standard">
      <style:text-properties style:font-name="Arial" officeooo:rsid="004600fd" officeooo:paragraph-rsid="004600fd"/>
    </style:style>
    <style:style style:name="P43" style:family="paragraph" style:parent-style-name="Standard">
      <style:paragraph-properties fo:margin-top="0in" fo:margin-bottom="0in" loext:contextual-spacing="false"/>
      <style:text-properties style:font-name="Arial" officeooo:rsid="001a7b59" officeooo:paragraph-rsid="003606da"/>
    </style:style>
    <style:style style:name="P44" style:family="paragraph" style:parent-style-name="Standard">
      <style:text-properties style:font-name="Arial" officeooo:rsid="00393056" officeooo:paragraph-rsid="00393056"/>
    </style:style>
    <style:style style:name="P45" style:family="paragraph" style:parent-style-name="Standard">
      <style:text-properties style:font-name="Arial" officeooo:rsid="004aaed3" officeooo:paragraph-rsid="004aaed3"/>
    </style:style>
    <style:style style:name="T1" style:family="text">
      <style:text-properties officeooo:rsid="00169b6e"/>
    </style:style>
    <style:style style:name="T2" style:family="text">
      <style:text-properties officeooo:rsid="001e97f8"/>
    </style:style>
    <style:style style:name="T3" style:family="text">
      <style:text-properties officeooo:rsid="0023a224"/>
    </style:style>
    <style:style style:name="T4" style:family="text">
      <style:text-properties officeooo:rsid="002b5293"/>
    </style:style>
    <style:style style:name="T5" style:family="text">
      <style:text-properties officeooo:rsid="002c4523"/>
    </style:style>
    <style:style style:name="T6" style:family="text">
      <style:text-properties officeooo:rsid="002c63d4"/>
    </style:style>
    <style:style style:name="T7" style:family="text">
      <style:text-properties officeooo:rsid="000d9622"/>
    </style:style>
    <style:style style:name="T8" style:family="text">
      <style:text-properties officeooo:rsid="0010b123"/>
    </style:style>
    <style:style style:name="T9" style:family="text">
      <style:text-properties officeooo:rsid="001a7b59"/>
    </style:style>
    <style:style style:name="T10" style:family="text">
      <style:text-properties officeooo:rsid="003f63a6"/>
    </style:style>
    <style:style style:name="T11" style:family="text">
      <style:text-properties officeooo:rsid="0042f0f8"/>
    </style:style>
    <style:style style:name="T12" style:family="text">
      <style:text-properties officeooo:rsid="004326b1"/>
    </style:style>
    <style:style style:name="T13" style:family="text">
      <style:text-properties officeooo:rsid="0043521a"/>
    </style:style>
    <style:style style:name="T14" style:family="text">
      <style:text-properties officeooo:rsid="00471c8f"/>
    </style:style>
    <style:style style:name="T15" style:family="text">
      <style:text-properties officeooo:rsid="00490e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gt; NOTE 202407.1</text:p>
      <text:p text:style-name="P45"/>
      <text:p text:style-name="P1">[intro]</text:p>
      <text:p text:style-name="P44">What are my thoughts and reflections from the vantage point at three years of retirement?</text:p>
      <text:p text:style-name="P28"/>
      <text:p text:style-name="P35"/>
      <text:p text:style-name="P1"/>
      <text:p text:style-name="P6">[most important idea]</text:p>
      <text:p text:style-name="P31"><text:s/>I'm t<text:span text:style-name="T9">rying to find my way forward after three years of retiremen</text:span>t <text:span text:style-name="T11">Retiring wasn't really in my plans, but ultimately made so much sense. I was full of ideas for taking advantage of this new time and freedom.</text:span></text:p>
      <text:p text:style-name="P31"/>
      <text:p text:style-name="P36">Yes, it <text:span text:style-name="T12">seems like</text:span> a mistake <text:span text:style-name="T12">sometimes</text:span>, I was manipulated into do something I probably would never have gotten around to. It stings hearing people talk about their work lives. I feel less than, marginal, not really useful. <text:span text:style-name="T9">But this is the path I’ve taken.</text:span></text:p>
      <text:p text:style-name="P10"/>
      <text:p text:style-name="P38">I'm looking for a new page in life's "how-to" manual. <text:span text:style-name="T13">W</text:span>here is the support and encouragement?</text:p>
      <text:p text:style-name="P32"/>
      <text:p text:style-name="P6"/>
      <text:p text:style-name="P6">[other important ideas]</text:p>
      <text:p text:style-name="P30"/>
      <text:p text:style-name="P42">==&gt;</text:p>
      <text:p text:style-name="P39">* <text:span text:style-name="T14">unstructured time*</text:span></text:p>
      <text:p text:style-name="P39"/>
      <text:p text:style-name="P39">* <text:span text:style-name="T14">too much freedom *</text:span></text:p>
      <text:p text:style-name="P39"/>
      <text:p text:style-name="P39">* <text:span text:style-name="T14">lack of a clear purpose *</text:span></text:p>
      <text:p text:style-name="P39"/>
      <text:p text:style-name="P40">* <text:span text:style-name="T15">discussing stereotypes *</text:span></text:p>
      <text:p text:style-name="P40"/>
      <text:p text:style-name="P40">* <text:span text:style-name="T15">self-direction *</text:span></text:p>
      <text:p text:style-name="P37"/>
      <text:p text:style-name="P37"/>
      <text:p text:style-name="P37">. No “redo” button, no going back and all that. </text:p>
      <text:p text:style-name="P29"/>
      <text:p text:style-name="P37">So <text:s/></text:p>
      <text:p text:style-name="P29"/>
      <text:p text:style-name="P41">I have to stay the course.</text:p>
      <text:p text:style-name="P29"/>
      <text:p text:style-name="P8">it has opened up some positive pathways that I hadn't really thought of</text:p>
      <text:p text:style-name="P8"/>
      <text:p text:style-name="P13">It has helped for me to think about the things that make me happy, from those at the top of the list that I know make me happy to those at the bottom of the list that I know make me very unhappy.</text:p>
      <text:p text:style-name="P15"/>
      <text:p text:style-name="P16">At the top of the list are my creative pursuits such as music, writing and photograph<text:span text:style-name="T2">y</text:span>, things that I can do when and where I want to and are primarily solitary activities.</text:p>
      <text:p text:style-name="P16">Near the top of my list are the learning projects I have related to technical competencies that I <text:soft-page-break/>can do with groups of people and then practice on my own at home.</text:p>
      <text:p text:style-name="P18">Next is just getting out of my apartment, spending time in nature and on long drives.</text:p>
      <text:p text:style-name="P20">In the middle are the routine tasks such as paying bills, managing my email and calling people that are necessary, but not very interesting.</text:p>
      <text:p text:style-name="P22">And then come the things that make me unhappy, such as health concerns and illness (both my own and other people's) and concerns about the direction of society or prospects for the future.</text:p>
      <text:p text:style-name="P9"/>
      <text:p text:style-name="P7">[implications and actions]</text:p>
      <text:p text:style-name="P33">How I've dealt with unstructured time, freedom, sense of purpose. <text:span text:style-name="T10">Discussing stereotypes.</text:span></text:p>
      <text:p text:style-name="P33"/>
      <text:p text:style-name="P25"/>
      <text:p text:style-name="P7">[conclusion]</text:p>
      <text:p text:style-name="P34">How have I dealt with my concerns?</text:p>
      <text:p text:style-name="P34"/>
      <text:p text:style-name="P7"/>
      <text:p text:style-name="P25">+++</text:p>
      <text:p text:style-name="P1">This is a "taking stock" piece from the vantage point of two and a half years of retirement. This newsletter was going to be the main focus of my retirement. I believed that it would be easy for me to find my voice as a newly retired person. Not so, unfortunately</text:p>
      <text:p text:style-name="P1"/>
      <text:p text:style-name="P2">These months since retirement have been a fallow time in my life. Retirement hasn't been what I expected, but it has opened up some positive pathways that I hadn't really thought of. I went into retirement with such enthusiasm and the belief that I was finally going to have the freedom to accomplish the things I had always dreamed of. I felt very well prepared by everything that had gone before in my life.</text:p>
      <text:p text:style-name="P2"/>
      <text:p text:style-name="P1">[most important idea]</text:p>
      <text:p text:style-name="P11"><text:span text:style-name="T3">But b</text:span>eing a retired person is a stage of life that nothing prepares you for. I've come to believe that being a retired person is one of the stereotypes <text:span text:style-name="T1">that limit people at least as much as it is any pre-retirement checklist. I wasn't prepared to believe that my plans were valid, that I mattered to the larger world and that I would still have contributions to make.</text:span></text:p>
      <text:p text:style-name="P1"/>
      <text:p text:style-name="P1">[other important ideas]</text:p>
      <text:p text:style-name="P11">I spent the few years before my retirement thinking about how this change in my life might actually be possible. I was very surprised when my employer's retirement policies, social security regulations and my own financial situation aligned to tell me that now was the time to do it.</text:p>
      <text:p text:style-name="P12">It has helped for me to think about the things that make me happy, from those at the top of the list that I know make me happy to those at the bottom of the list that I know make me very unhappy.</text:p>
      <text:p text:style-name="P14">At the top of the list are my creative pursuits such as music, writing and photograph<text:span text:style-name="T2">y</text:span>, things that I can do when and where I want to and are primarily solitary activities.</text:p>
      <text:p text:style-name="P14">Near the top of my list are the learning projects I have related to technical competencies that I can do with groups of people and then practice on my own at home.</text:p>
      <text:p text:style-name="P17">Next is just getting out of my apartment, spending time in nature and on long drives.</text:p>
      <text:p text:style-name="P19">In the middle are the routine tasks such as paying bills, managing my email and calling people that are necessary, but not very interesting.</text:p>
      <text:p text:style-name="P21">And then come the things that make me unhappy, such as health concerns and illness (both <text:soft-page-break/>my own and other people's) and concerns about the direction of society or prospects for the future.</text:p>
      <text:p text:style-name="P3"/>
      <text:p text:style-name="P1">[implications and actions]</text:p>
      <text:p text:style-name="P23">Unstructured time, <text:span text:style-name="T6">too much </text:span>freedom and lack of a clear purpose are pitfalls at any life stage, but they are especially toxic after one's career winds down. Stereotypes also are toxic in holding people back. Aging is one of the sterotypes that still exert power over people <text:span text:style-name="T5">and one of our main challenges in retirement.</text:span></text:p>
      <text:p text:style-name="P1"/>
      <text:p text:style-name="P1">[conclusion]</text:p>
      <text:p text:style-name="P24">I've been successful in structuring my time in a way that allows me to focus on the things near the top of my list. I'm feeling on track to accomplish the things I've set out to. <text:span text:style-name="T4">It has been a somewhat opaque process, but I've given it time to coalesce into something affirming and valuable.</text:span></text:p>
      <text:p text:style-name="P25">+++</text:p>
      <text:p text:style-name="P24"/>
      <text:p text:style-name="P26"><text:span text:style-name="T7">7/9/2024</text:span> <text:s text:c="2"/><text:span text:style-name="T8">Taking Stock of Retirement at Three Years</text:span></text:p>
      <text:p text:style-name="P27"/>
      <text:p text:style-name="P43">So where am I? Trying to find my way forward after three years of retirement. Ok, yes, it was a mistake, I was manipulated into do something I probably would never have gotten around to. It stings hearing people talk about their work lives. I feel less than, marginal, not really useful. That’s the truth. I feel inadequate to what I’m trying to accomplish. I need some encouragement, kind of a new page in the “how-to” manual. Less than adequate. But this is the path I’ve taken. No “redo” button, no going back and all that. So where is the support and encouragement? I think if I found myself on a new page of the same old, I’d be sad, maybe even heart-broken. All of this has been for naught, signifying nothing, the quintessence of dust. This old pointless existence. But maybe you cut your losses, become focused on what’s possible in the moment. And stay the course. No “redo” button, right?</text:p>
      <text:p text:style-name="P43"/>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3M21S</meta:editing-duration>
    <meta:editing-cycles>54</meta:editing-cycles>
    <meta:generator>LibreOffice/5.4.3.2$Windows_X86_64 LibreOffice_project/92a7159f7e4af62137622921e809f8546db437e5</meta:generator>
    <dc:date>2024-07-13T11:57:43.968000000</dc:date>
    <meta:document-statistic meta:table-count="0" meta:image-count="0" meta:object-count="0" meta:page-count="3" meta:paragraph-count="48" meta:word-count="1094" meta:character-count="5993" meta:non-whitespace-character-count="4941"/>
    <meta:user-defined meta:name="Info 1"/>
    <meta:user-defined meta:name="Info 2"/>
    <meta:user-defined meta:name="Info 3"/>
    <meta:user-defined meta:name="Info 4"/>
  </office:meta>
</office:document-meta>
</file>